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number-columns-repeated="1023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number-columns-repeated="1023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我慢するしかない</text:p>
          </table:table-cell>
          <table:table-cell table:number-columns-repeated="1023"/>
        </table:table-row>
        <table:table-row>
          <table:table-cell table:style-name="ce0" office:value-type="string">
            <text:p>後ろの男にお願いする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number-columns-repeated="1023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・・・その・・・っ！////</text:p>
          </table:table-cell>
          <table:table-cell table:number-columns-repeated="1023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